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 style:data-style-name="N2" text:time-value="03:33:48.7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1T03:28:21.603000000</dc:date>
    <meta:editing-duration>PT7H4M28S</meta:editing-duration>
    <meta:editing-cycles>12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Explicit
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'	Dim i as Integer
'	For i = 1 To 3
	
		Dim c() as Byte : c = Mid( s, 1, 1 )

		MsgBox( c )
		MsgBox( c( 0 ) &amp; " " &amp; c( 1 ) )
		
		If ( c( 0 ) And &amp;HF0 ) = &amp;HE0 Then
			MsgBox( "3Byte Word" )
		ElseIf ( c( 0 ) And &amp;HE0 ) = &amp;HC0 Then
			MsgBox( "2Byte Word" )
		Else
			MsgBox( "1Byte Word" )
		EndIf
		
'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